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master-page-name="First_20_Page">
      <style:paragraph-properties style:page-number="auto"/>
    </style:style>
    <style:style style:name="P12" style:family="paragraph" style:parent-style-name="Standard" style:list-style-name="L1"/>
    <style:style style:name="P13" style:family="paragraph" style:parent-style-name="Heading_20_1" style:master-page-name="First_20_Page">
      <style:paragraph-properties style:page-number="auto"/>
    </style:style>
    <style:style style:name="P14"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15"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16" style:family="paragraph" style:parent-style-name="Contents_20_2">
      <style:paragraph-properties>
        <style:tab-stops>
          <style:tab-stop style:position="6.5in" style:type="right" style:leader-style="dotted" style:leader-text="."/>
        </style:tab-stops>
      </style:paragraph-properties>
    </style:style>
    <style:style style:name="P17" style:family="paragraph" style:parent-style-name="Contents_20_3">
      <style:paragraph-properties>
        <style:tab-stops>
          <style:tab-stop style:position="6.5in" style:type="right" style:leader-style="dotted" style:leader-text="."/>
        </style:tab-stops>
      </style:paragraph-properties>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P19" style:family="paragraph">
      <style:paragraph-properties style:writing-mode="lr-tb"/>
      <style:text-properties style:font-name="Times New Roman1" fo:font-size="1pt" style:font-name-asian="Times New Roman1" style:font-name-complex="Times New Roman1"/>
    </style:style>
    <style:style style:name="P20"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05830416" text:id="ct305830416">
          <text:insertion>
            <office:change-info>
              <dc:creator>Bob Jacobsen</dc:creator>
              <dc:date>2010-10-08T18:16:00</dc:date>
            </office:change-info>
          </text:insertion>
        </text:changed-region>
        <text:changed-region xml:id="ct305598560" text:id="ct305598560">
          <text:insertion>
            <office:change-info>
              <dc:creator>Bob Jacobsen</dc:creator>
              <dc:date>2012-05-07T00:18:00</dc:date>
            </office:change-info>
          </text:insertion>
        </text:changed-region>
        <text:changed-region xml:id="ct301934272" text:id="ct301934272">
          <text:insertion>
            <office:change-info>
              <dc:creator>Bob Jacobsen</dc:creator>
              <dc:date>2010-10-08T18:16:00</dc:date>
            </office:change-info>
          </text:insertion>
        </text:changed-region>
        <text:changed-region xml:id="ct305832960" text:id="ct305832960">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61951557"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change-start text:change-id="ct305830416"/>Introduction</text:h>
      <text:p text:style-name="Standard">This explanatory note contains informative discussion and background for the corresponding “OpenLCB Datagram Transport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p text:style-name="Standard"/>
      <text:p text:style-name="Standard">Below this is just the content of the Datagram development doc right now.</text:p>
      <text:p text:style-name="Standard"> </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is note is a working draft proposal.</text:p>
      <text:h text:style-name="Heading_20_1" text:outline-level="1">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text:soft-page-break/>RFID tags carry 40 (vs 64, and need to plan for future growth) bits of payload. Adding in some status and location information, reporting a RFID tag requires a 8-16 byte payload, and that's likely to grow in the future.</text:p>
      <text:h text:style-name="Heading_20_1" text:outline-level="1">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1" text:outline-level="1">Base Protocol Proposal</text:h>
      <text:p text:style-name="Standard">In the base protocol a datagram is just a single short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Acknowledged” message. Note that the node is not required to examine or process the datagram before replying; execution errors that happen later must be signaled using another protocol.</text:p>
      <text:p text:style-name="Standard"><text:soft-page-break/>Instead of “Datagram Acknowledged”, the receiving node may return a “Datagram Rejected” message tagged to represent exactly one of several conditions:</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p text:style-name="Standard"/>
      <text:h text:style-name="Heading_20_1" text:outline-level="1">CAN protocol proposal</text:h>
      <text:p text:style-name="Standard">The datagram protocol on CAN links uses the same structure as the base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p text:style-name="Standard">The sender breaks the datagram content into one or more frames. The source NodeID alias and destination NodeID alias are contained in the header as usual. Two format indicators are used to mark non-final and final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last frame is marked by a “datagram complete” format indicator.</text:p>
      <text:p text:style-name="Standard">The receiving node receives the frames into a buffer. The frames from more than one datagram may arrive in interleaved order, in which case the receiving node can tell them apart using their source NodeID alias and store them in separate buffers. If sufficient buffers are not available, the receiving node rejects the datagram and it will be resent. Once the “datagram complete” indicator is received for a datagram, the node replies to the original source node with a “Datagram Received OK” or “Datagram Rejected” message.</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2" text:outline-level="2">CAN Examples</text:h>
      <text:h text:style-name="Heading_20_3" text:outline-level="3">Normal CAN case</text:h>
      <text:p text:style-name="Standard">Datagram Segment →</text:p>
      <text:p text:style-name="Standard">Datagram Segment →</text:p>
      <text:p text:style-name="Standard">Datagram Segment →</text:p>
      <text:p text:style-name="Standard">Datagram Segment (Complete) →</text:p>
      <text:p text:style-name="Standard"/>
      <text:p text:style-name="Standard">← Datagram Acknowledged</text:p>
      <text:h text:style-name="Heading_20_3" text:outline-level="3">Short CAN datagram case</text:h>
      <text:p text:style-name="Standard">Datagram Segment (Complete) →</text:p>
      <text:p text:style-name="Standard">← Datagram Acknowledged</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
      <text:p text:style-name="Standard">Datagram Segment (Complete) →</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p>
      <text:p text:style-name="Standard"/>
      <text:p text:style-name="Standard">Datagram Segment from A →</text:p>
      <text:p text:style-name="Standard">Datagram Segment from B →</text:p>
      <text:p text:style-name="Standard">← Datagram Rejected, Buffer shortage, Resend to B</text:p>
      <text:p text:style-name="Standard">Datagram Segment from A →</text:p>
      <text:p text:style-name="Standard">Datagram Segment (Complete) from A-&gt;</text:p>
      <text:p text:style-name="Standard"><text:soft-page-break/>← Datagram Acknowledged to A</text:p>
      <text:p text:style-name="Standard">Datagram Segment from B →</text:p>
      <text:p text:style-name="Standard">Datagram Segment (Complete) from B-&gt;</text:p>
      <text:p text:style-name="Standard">← Datagram Acknowledged to B</text:p>
      <text:h text:style-name="Heading_20_1" text:outline-level="1">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We define a small (one-byte) ID field with a central sequential method of assignment. It's called the “Datagram Protocol ID”. This is small, so doesn't use much space on CAN, but requires central recording of IDs.</text:p>
      <text:p text:style-name="Standard">We considered using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ith certain values to escape to a two-byte field (reserved for future use), and to a six-byte fully-unique field. A separate spreadsheet is accumulating values. (spreadsheet) (pdf)</text:p>
      <text:h text:style-name="Heading_20_1" text:outline-level="1">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text:soft-page-break/>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1" text:outline-level="1">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h text:style-name="Heading_20_1" text:outline-level="1">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ext:soft-page-break/>the attempt to send. At least one has to drop the content from its datagram buffer and receive the datagram to avoid deadly embrace. This can also happen in other contexts too, but only when sharing a 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
      <text:h text:style-name="Heading_20_1" text:outline-level="1"> (Still to be merged into above)</text:h>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Overlapping sends to a single node cause problems with error detection (since there's no start bit for the message). Does that need to be more explicit in the Standard?</text:p>
      <text:p text:style-name="Standard">The state machine for assembling datagram frames needs to now when e.g. the lower levels reset, so that it knows to abandon a partially received datagram. <text:s/></text:p>
      <text:p text:style-name="Standard"><text:change-end text:change-id="ct305830416"/><text:change-start text:change-id="ct305598560"/>There's no requirement to a specific response to out-of-spec transmission.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So a node that gets a middle-segment without a first-segment can react in various ways. It might send various replies (but it doesn't have to).  It might ignore it. Etc. </text:p>
      <text:p text:style-name="Standard">There's an important thing to realize about that though:</text:p>
      <text:p text:style-name="Standard">Getting another valid datagram sequence while receiving one (or more) that fills the local buffers is _not_ an out-of-spec condition, and the protocol defines exactly how the node is to react. There's no flexibility there.</text:p>
      <text:p text:style-name="Standard">(Example of how overlapping datagrams might be handled in a really simple implementation, so that early ones are dropped due to buffer which results in out-of-sequence that's really buffer drop)</text:p>
      <text:p text:style-name="Standard"><text:change-end text:change-id="ct305598560"/><text:change-start text:change-id="ct301934272"/></text:p>
      <text:p text:style-name="Standard">Bosch is proposing a new standard called CAN-FD with increased bit-rate over the data portion allowing up to 64 bytes! <text:a xlink:type="simple" xlink:href="http://www.semiconductors.bosch.de/media/pdf/canliteratur/can_fd.pdf">http://www.semiconductors.bosch.de/media/pdf/canliteratur/can_fd.pdf</text:a></text:p>
      <text:p text:style-name="Standard">Decided not to reduce max data length to fit easily within this for ease of migration in the long-term. There are good reasons to retain the possibility of larger-than-64-byte datagrams, e.g. so you can have a header of N bytes on the front of 64 data bytes. All that's needed is to ensure the datagram spec can work with larger frames of any length.</text:p>
      <text:p text:style-name="P1"><text:change-end text:change-id="ct301934272"/><text:change text:change-id="ct3058329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6"><text:s/>2.1 Introduction<text:tab/>1</text:p>
          <text:p text:style-name="P16"><text:s/>2.2 References and Context<text:tab/>1</text:p>
          <text:p text:style-name="P18"><text:s/>3 Use Cases<text:tab/>1</text:p>
          <text:p text:style-name="P18"><text:s/>4 Discussion<text:tab/>2</text:p>
          <text:p text:style-name="P18"><text:s/>5 Base Protocol Proposal<text:tab/>2</text:p>
          <text:p text:style-name="P18"><text:s/>6 CAN protocol proposal<text:tab/>3</text:p>
          <text:p text:style-name="P16"><text:s/>6.1 CAN Examples<text:tab/>4</text:p>
          <text:p text:style-name="P17"><text:s/>6.1.1 Normal CAN case<text:tab/>4</text:p>
          <text:p text:style-name="P17"><text:s/>6.1.2 Short CAN datagram case<text:tab/>4</text:p>
          <text:p text:style-name="P17"><text:s/>6.1.3 Rejected short CAN datagram case<text:tab/>4</text:p>
          <text:p text:style-name="P17"><text:s/>6.1.4 Rejected interleaved CAN datagram case:<text:tab/>4</text:p>
          <text:p text:style-name="P18"><text:s/>7 Datagram Content<text:tab/>5</text:p>
          <text:p text:style-name="P18"><text:s/>8 Numerology<text:tab/>5</text:p>
          <text:p text:style-name="P18"><text:s/>9 Extensions<text:tab/>6</text:p>
          <text:p text:style-name="P18"><text:s/>10 Implementation Notes<text:tab/>6</text:p>
          <text:p text:style-name="P18"><text:s/>11  (Still to be merged into above)<text:tab/>7</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16853296" text:id="ct316853296">
            <text:deletion>
              <office:change-info>
                <dc:creator>Bob Jacobsen</dc:creator>
                <dc:date>2010-10-08T17:22:00</dc:date>
              </office:change-info>
              <text:p text:style-name="MP1">NMRA Technical Note (number)</text:p>
            </text:deletion>
          </text:changed-region>
          <text:changed-region xml:id="ct316853424" text:id="ct316853424">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16853296"/><text:change-start text:change-id="ct316853424"/>OpenLCB-CAN Datagram Transport Technical Note<text:change-end text:change-id="ct316853424"/></text:p>
      </style:header>
      <style:footer>
        <text:tracked-changes>
          <text:changed-region xml:id="ct316866352" text:id="ct316866352">
            <text:deletion>
              <office:change-info>
                <dc:creator>Bob Jacobsen</dc:creator>
                <dc:date>2010-10-08T17:23:00</dc:date>
              </office:change-info>
              <text:p text:style-name="MP4"><text:span text:style-name="MT2">Title</text:span><text:span text:style-name="MT3"><text:tab/></text:span></text:p>
            </text:deletion>
          </text:changed-region>
          <text:changed-region xml:id="ct316935840" text:id="ct316935840">
            <text:insertion>
              <office:change-info>
                <dc:creator>Bob Jacobsen</dc:creator>
                <dc:date>2011-07-23T20:12:00</dc:date>
              </office:change-info>
            </text:insertion>
          </text:changed-region>
        </text:tracked-changes>
        <text:p text:style-name="MP4"><text:change text:change-id="ct316866352"/><text:change-start text:change-id="ct31693584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16935840"/><text:span text:style-name="MT3"><text:tab/>Page </text:span><text:span text:style-name="Page_20_Number"><text:span text:style-name="MT3"><text:page-number text:select-page="current">8</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2-06-06T11:50:39.99">6/6/2012</text:date></text:span></text:span></text:p>
      </style:footer>
    </style:master-page>
    <style:master-page style:name="First_20_Page" style:display-name="First Page" style:page-layout-name="Mpm2" style:next-style-name="Standard">
      <style:header>
        <text:tracked-changes>
          <text:changed-region xml:id="ct316963248" text:id="ct316963248">
            <text:deletion>
              <office:change-info>
                <dc:creator>Bob Jacobsen</dc:creator>
                <dc:date>2010-10-07T21:46:00</dc:date>
              </office:change-info>
              <text:p text:style-name="MP8">NMRA TECHNICAL NOTES</text:p>
            </text:deletion>
          </text:changed-region>
          <text:changed-region xml:id="ct316935248" text:id="ct316935248">
            <text:insertion>
              <office:change-info>
                <dc:creator>Bob Jacobsen</dc:creator>
                <dc:date>2010-10-08T17:19:00</dc:date>
              </office:change-info>
            </text:insertion>
          </text:changed-region>
          <text:changed-region xml:id="ct354550528" text:id="ct354550528">
            <text:insertion>
              <office:change-info>
                <dc:creator>Bob Jacobsen</dc:creator>
                <dc:date>2010-10-08T18:19:00</dc:date>
              </office:change-info>
            </text:insertion>
          </text:changed-region>
          <text:changed-region xml:id="ct354550624" text:id="ct354550624">
            <text:deletion>
              <office:change-info>
                <dc:creator>Bob Jacobsen</dc:creator>
                <dc:date>2010-10-08T18:19:00</dc:date>
              </office:change-info>
              <text:p text:style-name="MP7">(title)</text:p>
            </text:deletion>
          </text:changed-region>
          <text:changed-region xml:id="ct795980816" text:id="ct795980816">
            <text:insertion>
              <office:change-info>
                <dc:creator>Bob Jacobsen</dc:creator>
                <dc:date>2010-10-08T18:19:00</dc:date>
              </office:change-info>
            </text:insertion>
          </text:changed-region>
          <text:changed-region xml:id="ct796009680" text:id="ct796009680">
            <text:deletion>
              <office:change-info>
                <dc:creator>Bob Jacobsen</dc:creator>
                <dc:date>2010-10-08T17:19:00</dc:date>
              </office:change-info>
              <text:p text:style-name="MP7">(date)</text:p>
            </text:deletion>
          </text:changed-region>
          <text:changed-region xml:id="ct796009904" text:id="ct796009904">
            <text:insertion>
              <office:change-info>
                <dc:creator>Bob Jacobsen</dc:creator>
                <dc:date>2010-10-14T08:43:00</dc:date>
              </office:change-info>
            </text:insertion>
          </text:changed-region>
          <text:changed-region xml:id="ct796009776" text:id="ct796009776">
            <text:deletion>
              <office:change-info>
                <dc:creator>Bob Jacobsen</dc:creator>
                <dc:date>2010-10-07T21:47:00</dc:date>
              </office:change-info>
              <text:p text:style-name="MP7">(number)</text:p>
            </text:deletion>
          </text:changed-region>
          <text:changed-region xml:id="ct796010000" text:id="ct796010000">
            <text:insertion>
              <office:change-info>
                <dc:creator>Bob Jacobsen</dc:creator>
                <dc:date>2010-10-10T12:15:00</dc:date>
              </office:change-info>
            </text:insertion>
          </text:changed-region>
        </text:tracked-changes>
        <text:p text:style-name="MP5"><draw:custom-shape text:anchor-type="char" draw:z-index="1" draw:name="PowerPlusWaterMarkObject1" draw:style-name="Mgr1" draw:text-style-name="MP3" svg:width="6.5461in" svg:height="2.6185in" draw:transform="skewX (-6.73624118882305E-017) rotate (0.7853981633973) translate (0.00972222222222222in 5.2110892388451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316963248"/><text:change-start text:change-id="ct316935248"/>OpenLCB <text:change-end text:change-id="ct316935248"/><text:change-start text:change-id="ct354550528"/>Technical Note<text:change-end text:change-id="ct35455052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54550624"/><text:change-start text:change-id="ct795980816"/>OpenLCB-CAN Datagram Transport<text:change-end text:change-id="ct79598081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796009680"/><text:change-start text:change-id="ct796009904"/><text:date style:data-style-name="N75" text:date-value="2012-06-06T11:50:39.99">Jun 6, 2012</text:date><text:change-end text:change-id="ct796009904"/></text:p>
            </table:table-cell>
            <table:table-cell table:style-name="Table1.C1" office:value-type="string">
              <text:p text:style-name="MP7"><text:change text:change-id="ct796009776"/><text:change-start text:change-id="ct796010000"/>Preliminary<text:change-end text:change-id="ct796010000"/></text:p>
            </table:table-cell>
          </table:table-row>
        </table:table>
        <text:p text:style-name="Header"/>
      </style:header>
      <style:footer>
        <text:tracked-changes>
          <text:changed-region xml:id="ct187774320" text:id="ct187774320">
            <text:deletion>
              <office:change-info>
                <dc:creator>Bob Jacobsen</dc:creator>
                <dc:date>2011-07-23T20:12:00</dc:date>
              </office:change-info>
              <text:p text:style-name="MP10">and A. Shepherd</text:p>
            </text:deletion>
          </text:changed-region>
          <text:changed-region xml:id="ct187781840" text:id="ct187781840">
            <text:deletion>
              <office:change-info>
                <dc:creator>Bob Jacobsen</dc:creator>
                <dc:date>2010-10-08T17:21:00</dc:date>
              </office:change-info>
              <text:p text:style-name="MP10">A. Robinson, </text:p>
            </text:deletion>
          </text:changed-region>
          <text:changed-region xml:id="ct305608160" text:id="ct305608160">
            <text:deletion>
              <office:change-info>
                <dc:creator>Bob Jacobsen</dc:creator>
                <dc:date>2011-07-23T20:12:00</dc:date>
              </office:change-info>
              <text:p text:style-name="MP10">, by J. Day, D. Harris, B. Jacobsen, </text:p>
            </text:deletion>
          </text:changed-region>
          <text:changed-region xml:id="ct305572912" text:id="ct305572912">
            <text:deletion>
              <office:change-info>
                <dc:creator>Bob Jacobsen</dc:creator>
                <dc:date>2010-10-07T21:47:00</dc:date>
              </office:change-info>
              <text:p text:style-name="MP10">90</text:p>
            </text:deletion>
          </text:changed-region>
          <text:changed-region xml:id="ct187705616" text:id="ct187705616">
            <text:deletion>
              <office:change-info>
                <dc:creator>Bob Jacobsen</dc:creator>
                <dc:date>2011-07-23T20:12:00</dc:date>
              </office:change-info>
              <text:p text:style-name="MP10">Copyright 20</text:p>
            </text:deletion>
          </text:changed-region>
          <text:changed-region xml:id="ct187735968" text:id="ct187735968">
            <text:insertion>
              <office:change-info>
                <dc:creator>Bob Jacobsen</dc:creator>
                <dc:date>2011-07-23T20:12:00</dc:date>
              </office:change-info>
            </text:insertion>
          </text:changed-region>
        </text:tracked-changes>
        <text:p text:style-name="MP9"><text:change text:change-id="ct187774320"/><text:change text:change-id="ct187781840"/><text:change text:change-id="ct305608160"/><text:change text:change-id="ct305572912"/><text:change text:change-id="ct187705616"/><text:change-start text:change-id="ct18773596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87735968"/><text:span text:style-name="MT4"><text:tab/></text:span><text:span text:style-name="MT5">Page </text:span><text:span text:style-name="Page_20_Number"><text:span text:style-name="MT5"><text:page-number text:select-page="current">8</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span text:style-name="Page_20_Number"><text:span text:style-name="MT5"><text:date style:data-style-name="N116" text:date-value="2012-06-06T11:50:39.99">6/6/2012</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Datagram Transport Technical Note</dc:title>
    <meta:initial-creator>Alex Shepherd</meta:initial-creator>
    <meta:creation-date>2009-01-22T07:11:27</meta:creation-date>
    <meta:editing-cycles>62</meta:editing-cycles>
    <meta:editing-duration>PT12H16M54S</meta:editing-duration>
    <meta:generator>OpenOffice.org/3.3$Unix OpenOffice.org_project/330m20$Build-9567</meta:generator>
    <dc:date>2012-06-06T11:50:40</dc:date>
    <dc:creator>Bob Jacobsen</dc:creator>
    <meta:keyword>OpenLCB-CAN Datagram Transport</meta:keyword>
    <meta:document-statistic meta:table-count="1" meta:image-count="1" meta:object-count="0" meta:page-count="8" meta:paragraph-count="143" meta:word-count="3158" meta:character-count="18925"/>
    <meta:user-defined meta:name="Info 1"/>
    <meta:user-defined meta:name="Info 2"/>
    <meta:user-defined meta:name="Info 3"/>
    <meta:user-defined meta:name="Info 4"/>
  </office:meta>
</office:document-meta>
</file>